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y.editExistingDocWithDOM( RootDocument rootDoc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Any.buildDocFromScratc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Any.editExistingDocWithSelectChildren( RootDocument rootDo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ny.parseXml( String xmlFile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ny.buildListOfString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ny.buildArrayOfAny( Arrayofany arrayOfAn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Any.main( String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ny.printErrors( ArrayList validationErro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ny.editExistingDocWithSelectPath( RootDocument root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Any.validateXml( XmlObject xm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